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5"/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-0605580 (pre)  (dissim wnw)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CESSCH</text:p>
          </table:table-cell>
          <table:table-cell office:value-type="string" calcext:value-type="string">
            <text:p>num_white</text:p>
          </table:table-cell>
          <table:table-cell office:value-type="string" calcext:value-type="string">
            <text:p>num_tota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otal students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60558000502" calcext:value-type="float">
            <text:p>60558000502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table:formula="of:=ABS([.B2]/[.F$2] - ([.C2]-[.B2])/([.F$1]-[.F$2]))" office:value-type="float" office:value="0.0432324271400437" calcext:value-type="float">
            <text:p>0.0432324271400437</text:p>
          </table:table-cell>
          <table:table-cell office:value-type="string" calcext:value-type="string">
            <text:p>total white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558009312" calcext:value-type="float">
            <text:p>60558009312</text:p>
          </table:table-cell>
          <table:table-cell office:value-type="float" office:value="14" calcext:value-type="float">
            <text:p>14</text:p>
          </table:table-cell>
          <table:table-cell office:value-type="float" office:value="856" calcext:value-type="float">
            <text:p>856</text:p>
          </table:table-cell>
          <table:table-cell table:formula="of:=ABS([.B3]/[.F$2] - ([.C3]-[.B3])/([.F$1]-[.F$2]))" office:value-type="float" office:value="0.0123178401104518" calcext:value-type="float">
            <text:p>0.0123178401104518</text:p>
          </table:table-cell>
          <table:table-cell table:number-columns-repeated="2"/>
        </table:table-row>
        <table:table-row table:style-name="ro1">
          <table:table-cell office:value-type="float" office:value="60558009313" calcext:value-type="float">
            <text:p>60558009313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table:formula="of:=ABS([.B4]/[.F$2] - ([.C4]-[.B4])/([.F$1]-[.F$2]))" office:value-type="float" office:value="0.0685128361828854" calcext:value-type="float">
            <text:p>0.0685128361828854</text:p>
          </table:table-cell>
          <table:table-cell office:value-type="string" calcext:value-type="string">
            <text:p>sum</text:p>
          </table:table-cell>
          <table:table-cell table:style-name="ce2" table:formula="of:=SUM([.D2:.D16])" office:value-type="float" office:value="0.719563760160878" calcext:value-type="float">
            <text:p>0.71956376</text:p>
          </table:table-cell>
        </table:table-row>
        <table:table-row table:style-name="ro1">
          <table:table-cell office:value-type="float" office:value="60558009314" calcext:value-type="float">
            <text:p>60558009314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table:formula="of:=ABS([.B5]/[.F$2] - ([.C5]-[.B5])/([.F$1]-[.F$2]))" office:value-type="float" office:value="0.00659527188198423" calcext:value-type="float">
            <text:p>0.00659527188198423</text:p>
          </table:table-cell>
          <table:table-cell office:value-type="string" calcext:value-type="string">
            <text:p>/2</text:p>
          </table:table-cell>
          <table:table-cell table:formula="of:=[.F4]/2" office:value-type="float" office:value="0.359781880080439" calcext:value-type="float">
            <text:p>0.359781880080439</text:p>
          </table:table-cell>
        </table:table-row>
        <table:table-row table:style-name="ro1">
          <table:table-cell office:value-type="float" office:value="60558009316" calcext:value-type="float">
            <text:p>60558009316</text:p>
          </table:table-cell>
          <table:table-cell office:value-type="float" office:value="2" calcext:value-type="float">
            <text:p>2</text:p>
          </table:table-cell>
          <table:table-cell office:value-type="float" office:value="778" calcext:value-type="float">
            <text:p>778</text:p>
          </table:table-cell>
          <table:table-cell table:formula="of:=ABS([.B6]/[.F$2] - ([.C6]-[.B6])/([.F$1]-[.F$2]))" office:value-type="float" office:value="0.0602429491784107" calcext:value-type="float">
            <text:p>0.0602429491784107</text:p>
          </table:table-cell>
          <table:table-cell office:value-type="string" calcext:value-type="string">
            <text:p>analytics.csv</text:p>
          </table:table-cell>
          <table:table-cell office:value-type="float" office:value="0.359781880080439" calcext:value-type="float">
            <text:p>0.359781880080439</text:p>
          </table:table-cell>
        </table:table-row>
        <table:table-row table:style-name="ro1">
          <table:table-cell office:value-type="float" office:value="60558009318" calcext:value-type="float">
            <text:p>60558009318</text:p>
          </table:table-cell>
          <table:table-cell office:value-type="float" office:value="45" calcext:value-type="float">
            <text:p>45</text:p>
          </table:table-cell>
          <table:table-cell office:value-type="float" office:value="764" calcext:value-type="float">
            <text:p>764</text:p>
          </table:table-cell>
          <table:table-cell table:formula="of:=ABS([.B7]/[.F$2] - ([.C7]-[.B7])/([.F$1]-[.F$2]))" office:value-type="float" office:value="0.137666001673415" calcext:value-type="float">
            <text:p>0.137666001673415</text:p>
          </table:table-cell>
          <table:table-cell table:number-columns-repeated="2"/>
        </table:table-row>
        <table:table-row table:style-name="ro1">
          <table:table-cell office:value-type="float" office:value="60558009319" calcext:value-type="float">
            <text:p>60558009319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table:formula="of:=ABS([.B8]/[.F$2] - ([.C8]-[.B8])/([.F$1]-[.F$2]))" office:value-type="float" office:value="0.0415830092357804" calcext:value-type="float">
            <text:p>0.0415830092357804</text:p>
          </table:table-cell>
          <table:table-cell table:number-columns-repeated="2"/>
        </table:table-row>
        <table:table-row table:style-name="ro1">
          <table:table-cell office:value-type="float" office:value="60558009320" calcext:value-type="float">
            <text:p>60558009320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table:formula="of:=ABS([.B9]/[.F$2] - ([.C9]-[.B9])/([.F$1]-[.F$2]))" office:value-type="float" office:value="0.0522306337380353" calcext:value-type="float">
            <text:p>0.0522306337380353</text:p>
          </table:table-cell>
          <table:table-cell table:number-columns-repeated="2"/>
        </table:table-row>
        <table:table-row table:style-name="ro1">
          <table:table-cell office:value-type="float" office:value="60558009321" calcext:value-type="float">
            <text:p>60558009321</text:p>
          </table:table-cell>
          <table:table-cell office:value-type="float" office:value="17" calcext:value-type="float">
            <text:p>17</text:p>
          </table:table-cell>
          <table:table-cell office:value-type="float" office:value="833" calcext:value-type="float">
            <text:p>833</text:p>
          </table:table-cell>
          <table:table-cell table:formula="of:=ABS([.B10]/[.F$2] - ([.C10]-[.B10])/([.F$1]-[.F$2]))" office:value-type="float" office:value="0.00345401867633813" calcext:value-type="float">
            <text:p>0.00345401867633813</text:p>
          </table:table-cell>
          <table:table-cell table:number-columns-repeated="2"/>
        </table:table-row>
        <table:table-row table:style-name="ro1">
          <table:table-cell office:value-type="float" office:value="60558009322" calcext:value-type="float">
            <text:p>60558009322</text:p>
          </table:table-cell>
          <table:table-cell office:value-type="float" office:value="12" calcext:value-type="float">
            <text:p>12</text:p>
          </table:table-cell>
          <table:table-cell office:value-type="float" office:value="904" calcext:value-type="float">
            <text:p>904</text:p>
          </table:table-cell>
          <table:table-cell table:formula="of:=ABS([.B11]/[.F$2] - ([.C11]-[.B11])/([.F$1]-[.F$2]))" office:value-type="float" office:value="0.0257459576462759" calcext:value-type="float">
            <text:p>0.0257459576462759</text:p>
          </table:table-cell>
          <table:table-cell table:number-columns-repeated="2"/>
        </table:table-row>
        <table:table-row table:style-name="ro1">
          <table:table-cell office:value-type="float" office:value="60558009323" calcext:value-type="float">
            <text:p>60558009323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table:formula="of:=ABS([.B12]/[.F$2] - ([.C12]-[.B12])/([.F$1]-[.F$2]))" office:value-type="float" office:value="0.0379602091929051" calcext:value-type="float">
            <text:p>0.0379602091929051</text:p>
          </table:table-cell>
          <table:table-cell table:number-columns-repeated="2"/>
        </table:table-row>
        <table:table-row table:style-name="ro1">
          <table:table-cell office:value-type="float" office:value="60558009727" calcext:value-type="float">
            <text:p>6055800972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46" calcext:value-type="float">
            <text:p>846</text:p>
          </table:table-cell>
          <table:table-cell table:formula="of:=ABS([.B13]/[.F$2] - ([.C13]-[.B13])/([.F$1]-[.F$2]))" office:value-type="float" office:value="0.0388669090932361" calcext:value-type="float">
            <text:p>0.0388669090932361</text:p>
          </table:table-cell>
          <table:table-cell table:number-columns-repeated="2"/>
        </table:table-row>
        <table:table-row table:style-name="ro1">
          <table:table-cell office:value-type="float" office:value="60558010659" calcext:value-type="float">
            <text:p>60558010659</text:p>
          </table:table-cell>
          <table:table-cell office:value-type="float" office:value="37" calcext:value-type="float">
            <text:p>37</text:p>
          </table:table-cell>
          <table:table-cell office:value-type="float" office:value="826" calcext:value-type="float">
            <text:p>826</text:p>
          </table:table-cell>
          <table:table-cell table:formula="of:=ABS([.B14]/[.F$2] - ([.C14]-[.B14])/([.F$1]-[.F$2]))" office:value-type="float" office:value="0.0955482514730374" calcext:value-type="float">
            <text:p>0.0955482514730374</text:p>
          </table:table-cell>
          <table:table-cell table:number-columns-repeated="2"/>
        </table:table-row>
        <table:table-row table:style-name="ro1">
          <table:table-cell office:value-type="float" office:value="60558011435" calcext:value-type="float">
            <text:p>60558011435</text:p>
          </table:table-cell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table:formula="of:=ABS([.B15]/[.F$2] - ([.C15]-[.B15])/([.F$1]-[.F$2]))" office:value-type="float" office:value="0.0206721177981951" calcext:value-type="float">
            <text:p>0.0206721177981951</text:p>
          </table:table-cell>
          <table:table-cell table:number-columns-repeated="2"/>
        </table:table-row>
        <table:table-row table:style-name="ro1">
          <table:table-cell office:value-type="float" office:value="60558011437" calcext:value-type="float">
            <text:p>60558011437</text:p>
          </table:table-cell>
          <table:table-cell office:value-type="float" office:value="33" calcext:value-type="float">
            <text:p>33</text:p>
          </table:table-cell>
          <table:table-cell office:value-type="float" office:value="852" calcext:value-type="float">
            <text:p>852</text:p>
          </table:table-cell>
          <table:table-cell table:formula="of:=ABS([.B16]/[.F$2] - ([.C16]-[.B16])/([.F$1]-[.F$2]))" office:value-type="float" office:value="0.0749353271398838" calcext:value-type="float">
            <text:p>0.0749353271398838</text:p>
          </table:table-cell>
          <table:table-cell table:number-columns-repeated="2"/>
        </table:table-row>
      </table:table>
      <table:table table:name="CA-0605580 (post)  (dissim wnw)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CESSCH</text:p>
          </table:table-cell>
          <table:table-cell office:value-type="string" calcext:value-type="string">
            <text:p>num_white</text:p>
          </table:table-cell>
          <table:table-cell office:value-type="string" calcext:value-type="string">
            <text:p>num_tota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otal students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60558000502" calcext:value-type="float">
            <text:p>60558000502</text:p>
          </table:table-cell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table:formula="of:=ABS([.B2]/[.F$2] - ([.C2]-[.B2])/([.F$1]-[.F$2]))" office:value-type="float" office:value="0.0332827255870952" calcext:value-type="float">
            <text:p>0.0332827255870952</text:p>
          </table:table-cell>
          <table:table-cell office:value-type="string" calcext:value-type="string">
            <text:p>total white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558009312" calcext:value-type="float">
            <text:p>60558009312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ABS([.B3]/[.F$2] - ([.C3]-[.B3])/([.F$1]-[.F$2]))" office:value-type="float" office:value="0.0637609607899288" calcext:value-type="float">
            <text:p>0.0637609607899288</text:p>
          </table:table-cell>
          <table:table-cell table:number-columns-repeated="2"/>
        </table:table-row>
        <table:table-row table:style-name="ro1">
          <table:table-cell office:value-type="float" office:value="60558009313" calcext:value-type="float">
            <text:p>60558009313</text:p>
          </table:table-cell>
          <table:table-cell office:value-type="float" office:value="22" calcext:value-type="float">
            <text:p>22</text:p>
          </table:table-cell>
          <table:table-cell office:value-type="float" office:value="939" calcext:value-type="float">
            <text:p>939</text:p>
          </table:table-cell>
          <table:table-cell table:formula="of:=ABS([.B4]/[.F$2] - ([.C4]-[.B4])/([.F$1]-[.F$2]))" office:value-type="float" office:value="0.0168673378459018" calcext:value-type="float">
            <text:p>0.0168673378459018</text:p>
          </table:table-cell>
          <table:table-cell office:value-type="string" calcext:value-type="string">
            <text:p>sum</text:p>
          </table:table-cell>
          <table:table-cell table:style-name="ce2" table:formula="of:=SUM([.D2:.D16])" office:value-type="float" office:value="0.506617669409297" calcext:value-type="float">
            <text:p>0.50661767</text:p>
          </table:table-cell>
        </table:table-row>
        <table:table-row table:style-name="ro1">
          <table:table-cell office:value-type="float" office:value="60558009314" calcext:value-type="float">
            <text:p>60558009314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table:formula="of:=ABS([.B5]/[.F$2] - ([.C5]-[.B5])/([.F$1]-[.F$2]))" office:value-type="float" office:value="0.0112579571215338" calcext:value-type="float">
            <text:p>0.0112579571215338</text:p>
          </table:table-cell>
          <table:table-cell office:value-type="string" calcext:value-type="string">
            <text:p>/2</text:p>
          </table:table-cell>
          <table:table-cell table:formula="of:=[.F4]/2" office:value-type="float" office:value="0.253308834704649" calcext:value-type="float">
            <text:p>0.253308834704649</text:p>
          </table:table-cell>
        </table:table-row>
        <table:table-row table:style-name="ro1">
          <table:table-cell office:value-type="float" office:value="60558009316" calcext:value-type="float">
            <text:p>60558009316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table:formula="of:=ABS([.B6]/[.F$2] - ([.C6]-[.B6])/([.F$1]-[.F$2]))" office:value-type="float" office:value="0.00879982849893371" calcext:value-type="float">
            <text:p>0.00879982849893371</text:p>
          </table:table-cell>
          <table:table-cell office:value-type="string" calcext:value-type="string">
            <text:p>analytics.csv</text:p>
          </table:table-cell>
          <table:table-cell office:value-type="float" office:value="0.253308834704649" calcext:value-type="float">
            <text:p>0.253308834704649</text:p>
          </table:table-cell>
        </table:table-row>
        <table:table-row table:style-name="ro1">
          <table:table-cell office:value-type="float" office:value="60558009318" calcext:value-type="float">
            <text:p>60558009318</text:p>
          </table:table-cell>
          <table:table-cell office:value-type="float" office:value="26" calcext:value-type="float">
            <text:p>26</text:p>
          </table:table-cell>
          <table:table-cell office:value-type="float" office:value="747" calcext:value-type="float">
            <text:p>747</text:p>
          </table:table-cell>
          <table:table-cell table:formula="of:=ABS([.B7]/[.F$2] - ([.C7]-[.B7])/([.F$1]-[.F$2]))" office:value-type="float" office:value="0.052285827644628" calcext:value-type="float">
            <text:p>0.052285827644628</text:p>
          </table:table-cell>
          <table:table-cell table:number-columns-repeated="2"/>
        </table:table-row>
        <table:table-row table:style-name="ro1">
          <table:table-cell office:value-type="float" office:value="60558009319" calcext:value-type="float">
            <text:p>60558009319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table:formula="of:=ABS([.B8]/[.F$2] - ([.C8]-[.B8])/([.F$1]-[.F$2]))" office:value-type="float" office:value="0.0415830092357804" calcext:value-type="float">
            <text:p>0.0415830092357804</text:p>
          </table:table-cell>
          <table:table-cell table:number-columns-repeated="2"/>
        </table:table-row>
        <table:table-row table:style-name="ro1">
          <table:table-cell office:value-type="float" office:value="60558009320" calcext:value-type="float">
            <text:p>60558009320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table:formula="of:=ABS([.B9]/[.F$2] - ([.C9]-[.B9])/([.F$1]-[.F$2]))" office:value-type="float" office:value="0.0522306337380353" calcext:value-type="float">
            <text:p>0.0522306337380353</text:p>
          </table:table-cell>
          <table:table-cell table:number-columns-repeated="2"/>
        </table:table-row>
        <table:table-row table:style-name="ro1">
          <table:table-cell office:value-type="float" office:value="60558009321" calcext:value-type="float">
            <text:p>60558009321</text:p>
          </table:table-cell>
          <table:table-cell office:value-type="float" office:value="17" calcext:value-type="float">
            <text:p>17</text:p>
          </table:table-cell>
          <table:table-cell office:value-type="float" office:value="833" calcext:value-type="float">
            <text:p>833</text:p>
          </table:table-cell>
          <table:table-cell table:formula="of:=ABS([.B10]/[.F$2] - ([.C10]-[.B10])/([.F$1]-[.F$2]))" office:value-type="float" office:value="0.00345401867633813" calcext:value-type="float">
            <text:p>0.00345401867633813</text:p>
          </table:table-cell>
          <table:table-cell table:number-columns-repeated="2"/>
        </table:table-row>
        <table:table-row table:style-name="ro1">
          <table:table-cell office:value-type="float" office:value="60558009322" calcext:value-type="float">
            <text:p>60558009322</text:p>
          </table:table-cell>
          <table:table-cell office:value-type="float" office:value="12" calcext:value-type="float">
            <text:p>12</text:p>
          </table:table-cell>
          <table:table-cell office:value-type="float" office:value="904" calcext:value-type="float">
            <text:p>904</text:p>
          </table:table-cell>
          <table:table-cell table:formula="of:=ABS([.B11]/[.F$2] - ([.C11]-[.B11])/([.F$1]-[.F$2]))" office:value-type="float" office:value="0.0257459576462759" calcext:value-type="float">
            <text:p>0.0257459576462759</text:p>
          </table:table-cell>
          <table:table-cell table:number-columns-repeated="2"/>
        </table:table-row>
        <table:table-row table:style-name="ro1">
          <table:table-cell office:value-type="float" office:value="60558009323" calcext:value-type="float">
            <text:p>60558009323</text:p>
          </table:table-cell>
          <table:table-cell office:value-type="float" office:value="16" calcext:value-type="float">
            <text:p>16</text:p>
          </table:table-cell>
          <table:table-cell office:value-type="float" office:value="736" calcext:value-type="float">
            <text:p>736</text:p>
          </table:table-cell>
          <table:table-cell table:formula="of:=ABS([.B12]/[.F$2] - ([.C12]-[.B12])/([.F$1]-[.F$2]))" office:value-type="float" office:value="0.00753196847068084" calcext:value-type="float">
            <text:p>0.00753196847068084</text:p>
          </table:table-cell>
          <table:table-cell table:number-columns-repeated="2"/>
        </table:table-row>
        <table:table-row table:style-name="ro1">
          <table:table-cell office:value-type="float" office:value="60558009727" calcext:value-type="float">
            <text:p>60558009727</text:p>
          </table:table-cell>
          <table:table-cell office:value-type="float" office:value="8" calcext:value-type="float">
            <text:p>8</text:p>
          </table:table-cell>
          <table:table-cell office:value-type="float" office:value="846" calcext:value-type="float">
            <text:p>846</text:p>
          </table:table-cell>
          <table:table-cell table:formula="of:=ABS([.B13]/[.F$2] - ([.C13]-[.B13])/([.F$1]-[.F$2]))" office:value-type="float" office:value="0.0388669090932361" calcext:value-type="float">
            <text:p>0.0388669090932361</text:p>
          </table:table-cell>
          <table:table-cell table:number-columns-repeated="2"/>
        </table:table-row>
        <table:table-row table:style-name="ro1">
          <table:table-cell office:value-type="float" office:value="60558010659" calcext:value-type="float">
            <text:p>60558010659</text:p>
          </table:table-cell>
          <table:table-cell office:value-type="float" office:value="37" calcext:value-type="float">
            <text:p>37</text:p>
          </table:table-cell>
          <table:table-cell office:value-type="float" office:value="826" calcext:value-type="float">
            <text:p>826</text:p>
          </table:table-cell>
          <table:table-cell table:formula="of:=ABS([.B14]/[.F$2] - ([.C14]-[.B14])/([.F$1]-[.F$2]))" office:value-type="float" office:value="0.0955482514730374" calcext:value-type="float">
            <text:p>0.0955482514730374</text:p>
          </table:table-cell>
          <table:table-cell table:number-columns-repeated="2"/>
        </table:table-row>
        <table:table-row table:style-name="ro1">
          <table:table-cell office:value-type="float" office:value="60558011435" calcext:value-type="float">
            <text:p>6055801143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table:formula="of:=ABS([.B15]/[.F$2] - ([.C15]-[.B15])/([.F$1]-[.F$2]))" office:value-type="float" office:value="0.0306218193511436" calcext:value-type="float">
            <text:p>0.0306218193511436</text:p>
          </table:table-cell>
          <table:table-cell table:number-columns-repeated="2"/>
        </table:table-row>
        <table:table-row table:style-name="ro1">
          <table:table-cell office:value-type="float" office:value="60558011437" calcext:value-type="float">
            <text:p>60558011437</text:p>
          </table:table-cell>
          <table:table-cell office:value-type="float" office:value="21" calcext:value-type="float">
            <text:p>21</text:p>
          </table:table-cell>
          <table:table-cell office:value-type="float" office:value="799" calcext:value-type="float">
            <text:p>799</text:p>
          </table:table-cell>
          <table:table-cell table:formula="of:=ABS([.B16]/[.F$2] - ([.C16]-[.B16])/([.F$1]-[.F$2]))" office:value-type="float" office:value="0.0247804642367483" calcext:value-type="float">
            <text:p>0.0247804642367483</text:p>
          </table:table-cell>
          <table:table-cell table:number-columns-repeated="2"/>
        </table:table-row>
      </table:table>
      <table:table table:name="CA-0605580 (pre) (pop avg diver)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CESSCH</text:p>
          </table:table-cell>
          <table:table-cell office:value-type="string" calcext:value-type="string">
            <text:p># students</text:p>
          </table:table-cell>
          <table:table-cell office:value-type="string" calcext:value-type="string">
            <text:p>capacity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District-wide:</text:p>
          </table:table-cell>
          <table:table-cell/>
        </table:table-row>
        <table:table-row table:style-name="ro1">
          <table:table-cell office:value-type="float" office:value="60558000502" calcext:value-type="float">
            <text:p>60558000502</text:p>
          </table:table-cell>
          <table:table-cell office:value-type="float" office:value="536" calcext:value-type="float">
            <text:p>536</text:p>
          </table:table-cell>
          <table:table-cell office:value-type="float" office:value="599" calcext:value-type="float">
            <text:p>599</text:p>
          </table:table-cell>
          <table:table-cell table:formula="of:=ABS([.B2]/[.C2]-[.F$4])" office:value-type="float" office:value="0.00825314636401031" calcext:value-type="float">
            <text:p>0.00825314636401031</text:p>
          </table:table-cell>
          <table:table-cell office:value-type="string" calcext:value-type="string">
            <text:p># students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60558009312" calcext:value-type="float">
            <text:p>60558009312</text:p>
          </table:table-cell>
          <table:table-cell office:value-type="float" office:value="856" calcext:value-type="float">
            <text:p>856</text:p>
          </table:table-cell>
          <table:table-cell office:value-type="float" office:value="990" calcext:value-type="float">
            <text:p>990</text:p>
          </table:table-cell>
          <table:table-cell table:formula="of:=ABS([.B3]/[.C3]-[.F$4])" office:value-type="float" office:value="0.0219250968359357" calcext:value-type="float">
            <text:p>0.0219250968359357</text:p>
          </table:table-cell>
          <table:table-cell office:value-type="string" calcext:value-type="string">
            <text:p>capacity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float" office:value="60558009313" calcext:value-type="float">
            <text:p>60558009313</text:p>
          </table:table-cell>
          <table:table-cell office:value-type="float" office:value="922" calcext:value-type="float">
            <text:p>922</text:p>
          </table:table-cell>
          <table:table-cell office:value-type="float" office:value="1025" calcext:value-type="float">
            <text:p>1025</text:p>
          </table:table-cell>
          <table:table-cell table:formula="of:=ABS([.B4]/[.C4]-[.F$4])" office:value-type="float" office:value="0.0129406336395509" calcext:value-type="float">
            <text:p>0.0129406336395509</text:p>
          </table:table-cell>
          <table:table-cell table:style-name="ce3" office:value-type="string" calcext:value-type="string">
            <text:p>p</text:p>
          </table:table-cell>
          <table:table-cell table:formula="of:=[.F2]/[.F3]" office:value-type="float" office:value="0.8865715614824" calcext:value-type="float">
            <text:p>0.8865715614824</text:p>
          </table:table-cell>
        </table:table-row>
        <table:table-row table:style-name="ro1">
          <table:table-cell office:value-type="float" office:value="60558009314" calcext:value-type="float">
            <text:p>60558009314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formula="of:=ABS([.B5]/[.C5]-[.F$4])" office:value-type="float" office:value="0.0239715695080149" calcext:value-type="float">
            <text:p>0.0239715695080149</text:p>
          </table:table-cell>
          <table:table-cell table:number-columns-repeated="2"/>
        </table:table-row>
        <table:table-row table:style-name="ro1">
          <table:table-cell office:value-type="float" office:value="60558009316" calcext:value-type="float">
            <text:p>60558009316</text:p>
          </table:table-cell>
          <table:table-cell table:number-columns-repeated="2" office:value-type="float" office:value="778" calcext:value-type="float">
            <text:p>778</text:p>
          </table:table-cell>
          <table:table-cell table:formula="of:=ABS([.B6]/[.C6]-[.F$4])" office:value-type="float" office:value="0.1134284385176" calcext:value-type="float">
            <text:p>0.1134284385176</text:p>
          </table:table-cell>
          <table:table-cell office:value-type="string" calcext:value-type="string">
            <text:p>average p</text:p>
          </table:table-cell>
          <table:table-cell table:formula="of:=AVERAGE([.D2:.D16])" office:value-type="float" office:value="0.038488422446009" calcext:value-type="float">
            <text:p>0.038488422446009</text:p>
          </table:table-cell>
        </table:table-row>
        <table:table-row table:style-name="ro1">
          <table:table-cell office:value-type="float" office:value="60558009318" calcext:value-type="float">
            <text:p>60558009318</text:p>
          </table:table-cell>
          <table:table-cell office:value-type="float" office:value="764" calcext:value-type="float">
            <text:p>764</text:p>
          </table:table-cell>
          <table:table-cell office:value-type="float" office:value="839" calcext:value-type="float">
            <text:p>839</text:p>
          </table:table-cell>
          <table:table-cell table:formula="of:=ABS([.B7]/[.C7]-[.F$4])" office:value-type="float" office:value="0.0240363050253469" calcext:value-type="float">
            <text:p>0.0240363050253469</text:p>
          </table:table-cell>
          <table:table-cell office:value-type="string" calcext:value-type="string">
            <text:p>analytics.csv</text:p>
          </table:table-cell>
          <table:table-cell office:value-type="float" office:value="0.038488422446009" calcext:value-type="float">
            <text:p>0.038488422446009</text:p>
          </table:table-cell>
        </table:table-row>
        <table:table-row table:style-name="ro1">
          <table:table-cell office:value-type="float" office:value="60558009319" calcext:value-type="float">
            <text:p>60558009319</text:p>
          </table:table-cell>
          <table:table-cell office:value-type="float" office:value="867" calcext:value-type="float">
            <text:p>867</text:p>
          </table:table-cell>
          <table:table-cell office:value-type="float" office:value="948" calcext:value-type="float">
            <text:p>948</text:p>
          </table:table-cell>
          <table:table-cell table:formula="of:=ABS([.B8]/[.C8]-[.F$4])" office:value-type="float" office:value="0.0279854005429161" calcext:value-type="float">
            <text:p>0.0279854005429161</text:p>
          </table:table-cell>
          <table:table-cell table:number-columns-repeated="2"/>
        </table:table-row>
        <table:table-row table:style-name="ro1">
          <table:table-cell office:value-type="float" office:value="60558009320" calcext:value-type="float">
            <text:p>60558009320</text:p>
          </table:table-cell>
          <table:table-cell office:value-type="float" office:value="842" calcext:value-type="float">
            <text:p>842</text:p>
          </table:table-cell>
          <table:table-cell office:value-type="float" office:value="964" calcext:value-type="float">
            <text:p>964</text:p>
          </table:table-cell>
          <table:table-cell table:formula="of:=ABS([.B9]/[.C9]-[.F$4])" office:value-type="float" office:value="0.0131275780799107" calcext:value-type="float">
            <text:p>0.0131275780799107</text:p>
          </table:table-cell>
          <table:table-cell table:number-columns-repeated="2"/>
        </table:table-row>
        <table:table-row table:style-name="ro1">
          <table:table-cell office:value-type="float" office:value="60558009321" calcext:value-type="float">
            <text:p>60558009321</text:p>
          </table:table-cell>
          <table:table-cell office:value-type="float" office:value="833" calcext:value-type="float">
            <text:p>833</text:p>
          </table:table-cell>
          <table:table-cell office:value-type="float" office:value="946" calcext:value-type="float">
            <text:p>946</text:p>
          </table:table-cell>
          <table:table-cell table:formula="of:=ABS([.B10]/[.C10]-[.F$4])" office:value-type="float" office:value="0.0060218786071361" calcext:value-type="float">
            <text:p>0.0060218786071361</text:p>
          </table:table-cell>
          <table:table-cell table:number-columns-repeated="2"/>
        </table:table-row>
        <table:table-row table:style-name="ro1">
          <table:table-cell office:value-type="float" office:value="60558009322" calcext:value-type="float">
            <text:p>60558009322</text:p>
          </table:table-cell>
          <table:table-cell office:value-type="float" office:value="904" calcext:value-type="float">
            <text:p>904</text:p>
          </table:table-cell>
          <table:table-cell office:value-type="float" office:value="986" calcext:value-type="float">
            <text:p>986</text:p>
          </table:table-cell>
          <table:table-cell table:formula="of:=ABS([.B11]/[.C11]-[.F$4])" office:value-type="float" office:value="0.0302641383147599" calcext:value-type="float">
            <text:p>0.0302641383147599</text:p>
          </table:table-cell>
          <table:table-cell table:number-columns-repeated="2"/>
        </table:table-row>
        <table:table-row table:style-name="ro1">
          <table:table-cell office:value-type="float" office:value="60558009323" calcext:value-type="float">
            <text:p>60558009323</text:p>
          </table:table-cell>
          <table:table-cell office:value-type="float" office:value="682" calcext:value-type="float">
            <text:p>682</text:p>
          </table:table-cell>
          <table:table-cell office:value-type="float" office:value="884" calcext:value-type="float">
            <text:p>884</text:p>
          </table:table-cell>
          <table:table-cell table:formula="of:=ABS([.B12]/[.C12]-[.F$4])" office:value-type="float" office:value="0.115078348812717" calcext:value-type="float">
            <text:p>0.115078348812717</text:p>
          </table:table-cell>
          <table:table-cell table:number-columns-repeated="2"/>
        </table:table-row>
        <table:table-row table:style-name="ro1">
          <table:table-cell office:value-type="float" office:value="60558009727" calcext:value-type="float">
            <text:p>60558009727</text:p>
          </table:table-cell>
          <table:table-cell office:value-type="float" office:value="846" calcext:value-type="float">
            <text:p>846</text:p>
          </table:table-cell>
          <table:table-cell office:value-type="float" office:value="1002" calcext:value-type="float">
            <text:p>1002</text:p>
          </table:table-cell>
          <table:table-cell table:formula="of:=ABS([.B13]/[.C13]-[.F$4])" office:value-type="float" office:value="0.0422601842368914" calcext:value-type="float">
            <text:p>0.0422601842368914</text:p>
          </table:table-cell>
          <table:table-cell table:number-columns-repeated="2"/>
        </table:table-row>
        <table:table-row table:style-name="ro1">
          <table:table-cell office:value-type="float" office:value="60558010659" calcext:value-type="float">
            <text:p>60558010659</text:p>
          </table:table-cell>
          <table:table-cell office:value-type="float" office:value="826" calcext:value-type="float">
            <text:p>826</text:p>
          </table:table-cell>
          <table:table-cell office:value-type="float" office:value="937" calcext:value-type="float">
            <text:p>937</text:p>
          </table:table-cell>
          <table:table-cell table:formula="of:=ABS([.B14]/[.C14]-[.F$4])" office:value-type="float" office:value="0.00503474184526054" calcext:value-type="float">
            <text:p>0.00503474184526054</text:p>
          </table:table-cell>
          <table:table-cell table:number-columns-repeated="2"/>
        </table:table-row>
        <table:table-row table:style-name="ro1">
          <table:table-cell office:value-type="float" office:value="60558011435" calcext:value-type="float">
            <text:p>60558011435</text:p>
          </table:table-cell>
          <table:table-cell office:value-type="float" office:value="642" calcext:value-type="float">
            <text:p>642</text:p>
          </table:table-cell>
          <table:table-cell office:value-type="float" office:value="788" calcext:value-type="float">
            <text:p>788</text:p>
          </table:table-cell>
          <table:table-cell table:formula="of:=ABS([.B15]/[.C15]-[.F$4])" office:value-type="float" office:value="0.0718507492996592" calcext:value-type="float">
            <text:p>0.0718507492996592</text:p>
          </table:table-cell>
          <table:table-cell table:number-columns-repeated="2"/>
        </table:table-row>
        <table:table-row table:style-name="ro1">
          <table:table-cell office:value-type="float" office:value="60558011437" calcext:value-type="float">
            <text:p>60558011437</text:p>
          </table:table-cell>
          <table:table-cell office:value-type="float" office:value="852" calcext:value-type="float">
            <text:p>852</text:p>
          </table:table-cell>
          <table:table-cell office:value-type="float" office:value="899" calcext:value-type="float">
            <text:p>899</text:p>
          </table:table-cell>
          <table:table-cell table:formula="of:=ABS([.B16]/[.C16]-[.F$4])" office:value-type="float" office:value="0.0611481270604251" calcext:value-type="float">
            <text:p>0.0611481270604251</text:p>
          </table:table-cell>
          <table:table-cell table:number-columns-repeated="2"/>
        </table:table-row>
      </table:table>
      <table:table table:name="CA-0605580 (post) (pop avg diver)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CESSCH</text:p>
          </table:table-cell>
          <table:table-cell office:value-type="string" calcext:value-type="string">
            <text:p># students</text:p>
          </table:table-cell>
          <table:table-cell office:value-type="string" calcext:value-type="string">
            <text:p>capacity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District-wide:</text:p>
          </table:table-cell>
          <table:table-cell/>
        </table:table-row>
        <table:table-row table:style-name="ro1">
          <table:table-cell office:value-type="float" office:value="60558000502" calcext:value-type="float">
            <text:p>60558000502</text:p>
          </table:table-cell>
          <table:table-cell office:value-type="float" office:value="527" calcext:value-type="float">
            <text:p>527</text:p>
          </table:table-cell>
          <table:table-cell office:value-type="float" office:value="599" calcext:value-type="float">
            <text:p>599</text:p>
          </table:table-cell>
          <table:table-cell table:formula="of:=ABS([.B2]/[.C2]-[.F$4])" office:value-type="float" office:value="0.00677189537221667" calcext:value-type="float">
            <text:p>0.00677189537221667</text:p>
          </table:table-cell>
          <table:table-cell office:value-type="string" calcext:value-type="string">
            <text:p># students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60558009312" calcext:value-type="float">
            <text:p>60558009312</text:p>
          </table:table-cell>
          <table:table-cell office:value-type="float" office:value="920" calcext:value-type="float">
            <text:p>920</text:p>
          </table:table-cell>
          <table:table-cell office:value-type="float" office:value="990" calcext:value-type="float">
            <text:p>990</text:p>
          </table:table-cell>
          <table:table-cell table:formula="of:=ABS([.B3]/[.C3]-[.F$4])" office:value-type="float" office:value="0.0427213678105289" calcext:value-type="float">
            <text:p>0.0427213678105289</text:p>
          </table:table-cell>
          <table:table-cell office:value-type="string" calcext:value-type="string">
            <text:p>capacity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float" office:value="60558009313" calcext:value-type="float">
            <text:p>60558009313</text:p>
          </table:table-cell>
          <table:table-cell office:value-type="float" office:value="939" calcext:value-type="float">
            <text:p>939</text:p>
          </table:table-cell>
          <table:table-cell office:value-type="float" office:value="1025" calcext:value-type="float">
            <text:p>1025</text:p>
          </table:table-cell>
          <table:table-cell table:formula="of:=ABS([.B4]/[.C4]-[.F$4])" office:value-type="float" office:value="0.0295259994932094" calcext:value-type="float">
            <text:p>0.0295259994932094</text:p>
          </table:table-cell>
          <table:table-cell table:style-name="ce3" office:value-type="string" calcext:value-type="string">
            <text:p>p</text:p>
          </table:table-cell>
          <table:table-cell table:formula="of:=[.F2]/[.F3]" office:value-type="float" office:value="0.8865715614824" calcext:value-type="float">
            <text:p>0.8865715614824</text:p>
          </table:table-cell>
        </table:table-row>
        <table:table-row table:style-name="ro1">
          <table:table-cell office:value-type="float" office:value="60558009314" calcext:value-type="float">
            <text:p>60558009314</text:p>
          </table:table-cell>
          <table:table-cell office:value-type="float" office:value="284" calcext:value-type="float">
            <text:p>284</text:p>
          </table:table-cell>
          <table:table-cell office:value-type="float" office:value="313" calcext:value-type="float">
            <text:p>313</text:p>
          </table:table-cell>
          <table:table-cell table:formula="of:=ABS([.B5]/[.C5]-[.F$4])" office:value-type="float" office:value="0.0207766813291013" calcext:value-type="float">
            <text:p>0.0207766813291013</text:p>
          </table:table-cell>
          <table:table-cell table:number-columns-repeated="2"/>
        </table:table-row>
        <table:table-row table:style-name="ro1">
          <table:table-cell office:value-type="float" office:value="60558009316" calcext:value-type="float">
            <text:p>60558009316</text:p>
          </table:table-cell>
          <table:table-cell office:value-type="float" office:value="714" calcext:value-type="float">
            <text:p>714</text:p>
          </table:table-cell>
          <table:table-cell office:value-type="float" office:value="778" calcext:value-type="float">
            <text:p>778</text:p>
          </table:table-cell>
          <table:table-cell table:formula="of:=ABS([.B6]/[.C6]-[.F$4])" office:value-type="float" office:value="0.0311662277206844" calcext:value-type="float">
            <text:p>0.0311662277206844</text:p>
          </table:table-cell>
          <table:table-cell office:value-type="string" calcext:value-type="string">
            <text:p>average p</text:p>
          </table:table-cell>
          <table:table-cell table:formula="of:=AVERAGE([.D2:.D16])" office:value-type="float" office:value="0.0250697146804909" calcext:value-type="float">
            <text:p>0.0250697146804909</text:p>
          </table:table-cell>
        </table:table-row>
        <table:table-row table:style-name="ro1">
          <table:table-cell office:value-type="float" office:value="60558009318" calcext:value-type="float">
            <text:p>60558009318</text:p>
          </table:table-cell>
          <table:table-cell office:value-type="float" office:value="747" calcext:value-type="float">
            <text:p>747</text:p>
          </table:table-cell>
          <table:table-cell office:value-type="float" office:value="839" calcext:value-type="float">
            <text:p>839</text:p>
          </table:table-cell>
          <table:table-cell table:formula="of:=ABS([.B7]/[.C7]-[.F$4])" office:value-type="float" office:value="0.00377408810043633" calcext:value-type="float">
            <text:p>0.00377408810043633</text:p>
          </table:table-cell>
          <table:table-cell office:value-type="string" calcext:value-type="string">
            <text:p>analytics.csv</text:p>
          </table:table-cell>
          <table:table-cell office:value-type="float" office:value="0.0250697146804909" calcext:value-type="float">
            <text:p>0.0250697146804909</text:p>
          </table:table-cell>
        </table:table-row>
        <table:table-row table:style-name="ro1">
          <table:table-cell office:value-type="float" office:value="60558009319" calcext:value-type="float">
            <text:p>60558009319</text:p>
          </table:table-cell>
          <table:table-cell office:value-type="float" office:value="867" calcext:value-type="float">
            <text:p>867</text:p>
          </table:table-cell>
          <table:table-cell office:value-type="float" office:value="948" calcext:value-type="float">
            <text:p>948</text:p>
          </table:table-cell>
          <table:table-cell table:formula="of:=ABS([.B8]/[.C8]-[.F$4])" office:value-type="float" office:value="0.0279854005429161" calcext:value-type="float">
            <text:p>0.0279854005429161</text:p>
          </table:table-cell>
          <table:table-cell table:number-columns-repeated="2"/>
        </table:table-row>
        <table:table-row table:style-name="ro1">
          <table:table-cell office:value-type="float" office:value="60558009320" calcext:value-type="float">
            <text:p>60558009320</text:p>
          </table:table-cell>
          <table:table-cell office:value-type="float" office:value="842" calcext:value-type="float">
            <text:p>842</text:p>
          </table:table-cell>
          <table:table-cell office:value-type="float" office:value="964" calcext:value-type="float">
            <text:p>964</text:p>
          </table:table-cell>
          <table:table-cell table:formula="of:=ABS([.B9]/[.C9]-[.F$4])" office:value-type="float" office:value="0.0131275780799107" calcext:value-type="float">
            <text:p>0.0131275780799107</text:p>
          </table:table-cell>
          <table:table-cell table:number-columns-repeated="2"/>
        </table:table-row>
        <table:table-row table:style-name="ro1">
          <table:table-cell office:value-type="float" office:value="60558009321" calcext:value-type="float">
            <text:p>60558009321</text:p>
          </table:table-cell>
          <table:table-cell office:value-type="float" office:value="833" calcext:value-type="float">
            <text:p>833</text:p>
          </table:table-cell>
          <table:table-cell office:value-type="float" office:value="946" calcext:value-type="float">
            <text:p>946</text:p>
          </table:table-cell>
          <table:table-cell table:formula="of:=ABS([.B10]/[.C10]-[.F$4])" office:value-type="float" office:value="0.0060218786071361" calcext:value-type="float">
            <text:p>0.0060218786071361</text:p>
          </table:table-cell>
          <table:table-cell table:number-columns-repeated="2"/>
        </table:table-row>
        <table:table-row table:style-name="ro1">
          <table:table-cell office:value-type="float" office:value="60558009322" calcext:value-type="float">
            <text:p>60558009322</text:p>
          </table:table-cell>
          <table:table-cell office:value-type="float" office:value="904" calcext:value-type="float">
            <text:p>904</text:p>
          </table:table-cell>
          <table:table-cell office:value-type="float" office:value="986" calcext:value-type="float">
            <text:p>986</text:p>
          </table:table-cell>
          <table:table-cell table:formula="of:=ABS([.B11]/[.C11]-[.F$4])" office:value-type="float" office:value="0.0302641383147599" calcext:value-type="float">
            <text:p>0.0302641383147599</text:p>
          </table:table-cell>
          <table:table-cell table:number-columns-repeated="2"/>
        </table:table-row>
        <table:table-row table:style-name="ro1">
          <table:table-cell office:value-type="float" office:value="60558009323" calcext:value-type="float">
            <text:p>60558009323</text:p>
          </table:table-cell>
          <table:table-cell office:value-type="float" office:value="736" calcext:value-type="float">
            <text:p>736</text:p>
          </table:table-cell>
          <table:table-cell office:value-type="float" office:value="884" calcext:value-type="float">
            <text:p>884</text:p>
          </table:table-cell>
          <table:table-cell table:formula="of:=ABS([.B12]/[.C12]-[.F$4])" office:value-type="float" office:value="0.0539923759620383" calcext:value-type="float">
            <text:p>0.0539923759620383</text:p>
          </table:table-cell>
          <table:table-cell table:number-columns-repeated="2"/>
        </table:table-row>
        <table:table-row table:style-name="ro1">
          <table:table-cell office:value-type="float" office:value="60558009727" calcext:value-type="float">
            <text:p>60558009727</text:p>
          </table:table-cell>
          <table:table-cell office:value-type="float" office:value="846" calcext:value-type="float">
            <text:p>846</text:p>
          </table:table-cell>
          <table:table-cell office:value-type="float" office:value="1002" calcext:value-type="float">
            <text:p>1002</text:p>
          </table:table-cell>
          <table:table-cell table:formula="of:=ABS([.B13]/[.C13]-[.F$4])" office:value-type="float" office:value="0.0422601842368914" calcext:value-type="float">
            <text:p>0.0422601842368914</text:p>
          </table:table-cell>
          <table:table-cell table:number-columns-repeated="2"/>
        </table:table-row>
        <table:table-row table:style-name="ro1">
          <table:table-cell office:value-type="float" office:value="60558010659" calcext:value-type="float">
            <text:p>60558010659</text:p>
          </table:table-cell>
          <table:table-cell office:value-type="float" office:value="826" calcext:value-type="float">
            <text:p>826</text:p>
          </table:table-cell>
          <table:table-cell office:value-type="float" office:value="937" calcext:value-type="float">
            <text:p>937</text:p>
          </table:table-cell>
          <table:table-cell table:formula="of:=ABS([.B14]/[.C14]-[.F$4])" office:value-type="float" office:value="0.00503474184526054" calcext:value-type="float">
            <text:p>0.00503474184526054</text:p>
          </table:table-cell>
          <table:table-cell table:number-columns-repeated="2"/>
        </table:table-row>
        <table:table-row table:style-name="ro1">
          <table:table-cell office:value-type="float" office:value="60558011435" calcext:value-type="float">
            <text:p>60558011435</text:p>
          </table:table-cell>
          <table:table-cell office:value-type="float" office:value="651" calcext:value-type="float">
            <text:p>651</text:p>
          </table:table-cell>
          <table:table-cell office:value-type="float" office:value="788" calcext:value-type="float">
            <text:p>788</text:p>
          </table:table-cell>
          <table:table-cell table:formula="of:=ABS([.B15]/[.C15]-[.F$4])" office:value-type="float" office:value="0.0604294295027049" calcext:value-type="float">
            <text:p>0.0604294295027049</text:p>
          </table:table-cell>
          <table:table-cell table:number-columns-repeated="2"/>
        </table:table-row>
        <table:table-row table:style-name="ro1">
          <table:table-cell office:value-type="float" office:value="60558011437" calcext:value-type="float">
            <text:p>60558011437</text:p>
          </table:table-cell>
          <table:table-cell office:value-type="float" office:value="799" calcext:value-type="float">
            <text:p>799</text:p>
          </table:table-cell>
          <table:table-cell office:value-type="float" office:value="899" calcext:value-type="float">
            <text:p>899</text:p>
          </table:table-cell>
          <table:table-cell table:formula="of:=ABS([.B16]/[.C16]-[.F$4])" office:value-type="float" office:value="0.00219373328956851" calcext:value-type="float">
            <text:p>0.0021937332895685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A-0605580 (pre)  (dissim wnw)'.A2:'CA-0605580 (pre)  (dissim wnw)'.C1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CA-0605580 (post)  (dissim wnw)'.A2:'CA-0605580 (post)  (dissim wnw)'.D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30:04.941514979</meta:creation-date>
    <dc:date>2025-12-10T15:53:35.885773651</dc:date>
    <meta:editing-duration>PT2H1M15S</meta:editing-duration>
    <meta:editing-cycles>26</meta:editing-cycles>
    <meta:generator>LibreOffice/25.8.3.2$Linux_X86_64 LibreOffice_project/580$Build-2</meta:generator>
    <meta:document-statistic meta:table-count="4" meta:cell-count="298" meta:object-count="0"/>
  </office:meta>
</office:document-meta>
</file>